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d7e9" officeooo:paragraph-rsid="00113db0"/>
    </style:style>
    <style:style style:name="P2" style:family="paragraph" style:parent-style-name="Standard">
      <style:text-properties officeooo:rsid="0018dede" officeooo:paragraph-rsid="00113db0"/>
    </style:style>
    <style:style style:name="P3" style:family="paragraph" style:parent-style-name="Standard">
      <style:text-properties officeooo:rsid="00113db0" officeooo:paragraph-rsid="00113db0"/>
    </style:style>
    <style:style style:name="T1" style:family="text">
      <style:text-properties officeooo:rsid="001ad7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lton: Colton is an experienced board game player, and is very familiar with the game that our game is based on.</text:p>
      <text:p text:style-name="P2"/>
      <text:p text:style-name="P2">1. <text:s/>Yes</text:p>
      <text:p text:style-name="P2">2. Having someone to walk me through made any confusions momentary.</text:p>
      <text:p text:style-name="P2">3. Battling. Actually the whole game in general</text:p>
      <text:p text:style-name="P2">4. “No backsies” user friendliness could improve.</text:p>
      <text:p text:style-name="P2">5. Antimatter Hammer</text:p>
      <text:p text:style-name="P2">6. A little difficult in spots. Fix rampaging enemies, otherwise it would be quite a bit easier and better.</text:p>
      <text:p text:style-name="P2">7. Rampaging enemies provoking not in.</text:p>
      <text:p text:style-name="P2">8. Yes</text:p>
      <text:p text:style-name="P2">9. Hard to tell after a couple playthroughs, but nothing jumped out.</text:p>
      <text:p text:style-name="P2">10. Helpful, a huge part of the game. Buying cards is the only way to improve your deck.</text:p>
      <text:p text:style-name="P2"/>
      <text:p text:style-name="P2"/>
      <text:p text:style-name="P2">Travis: Travis is an experienced board game player, and is very familiar with the game that our game is based on.</text:p>
      <text:p text:style-name="P2"/>
      <text:p text:style-name="P2">1. Yes</text:p>
      <text:p text:style-name="P2">2. Reconciling rule differences with a similar game.</text:p>
      <text:p text:style-name="P2">3. Best moment of the game was when the other player found the city, and a race ensued. This lead to a very fun sequence of turns where I wanted to optimise energy usage while going as fast as possible.</text:p>
      <text:p text:style-name="P2">4. More polish, it's good, just more polish.</text:p>
      <text:p text:style-name="P2">5. <text:span text:style-name="T1">Accelerated particle generator</text:span></text:p>
      <text:p text:style-name="P1">6. Good.</text:p>
      <text:p text:style-name="P1">7. It was no Kingdom Death Monster... but seriously, provoking rampagers needs to be a thing.</text:p>
      <text:p text:style-name="P1">8. Tooltips were great.</text:p>
      <text:p text:style-name="P1">9. <text:s/>The physical resistance green enemy was a real challenge, dealing with it early was a problem. Not imbalanced though, just a tough early enemy.</text:p>
      <text:p text:style-name="P1">10. Other than not having a confirmation of activation, good. Usually only wanted one thing though.</text:p>
      <text:p text:style-name="P1"/>
      <text:p text:style-name="P1"/>
      <text:p text:style-name="P3">Biggest flaw, No provoking rampagers:</text:p>
      <text:p text:style-name="P3">Both players expressed that not being able to provoke rampaging enemies made the game rather difficult. <text:s/>Instead of preparing for battle and fighting a rampager, a player was forced to spend a movement card to provoke the rampager. <text:s/>This turned out to be an easy fix however. <text:s/>Due to the flexibility of the turn structure, it was possible to add "provoke rampager" as an action that one could take in a given action phase as long as there was at least one adjacent rampager. This action has no cost, allowing a player to stockpile the cards and energy needed for the battle. <text:s/>Allowing this action made the early game easier to progress through, and led right into the midgame well.</text:p>
      <text:p text:style-name="P3"/>
      <text:p text:style-name="P3">Another flaw, User friendliness polish:</text:p>
      <text:p text:style-name="P3">There were many instances throughout the game where the learning curve was rather harsh. If you didn't know exactly what you were doing, a little slip-up could cost you big time. <text:s/>Players expressed a desire to be able to undo moves that they may have made by accident, or that they realized would not work. <text:s/>Unfortunately the implementation of this fix was not as easy. <text:s/>The amount of game object motion and state change throughout the game would require a large and complex stack in order to facilitate an undo. <text:s/>Also multiplayer would experience some weirdness if one player would initiate a battle for example, only to undo this action. <text:s/>The other player could have acted based on that batle <text:soft-page-break/>happening, and then be in a tough spot when the battle was undone. <text:s/>A more simple UI problem faced was the interaction menu. <text:s/>Spending influence at a given interaction point had no indication of success other than your influence points decreasing, something perhaps not immediately apparent. The players would like to see the interaction menu disappear when the interaction was complete. <text:s/>This was actually originally designed in this way to allow a player to make multiple interactions with the same location without having to re-open the menu. Through playtesting it was found that a player having to reopen the menu was a small annoyance compared to not having immediate feedback for their interaction. <text:s/>This functionality was ad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S</meta:editing-duration>
    <meta:editing-cycles>3</meta:editing-cycles>
    <meta:generator>LibreOffice/5.0.1.2$Windows_X86_64 LibreOffice_project/81898c9f5c0d43f3473ba111d7b351050be20261</meta:generator>
    <dc:date>2015-12-08T19:09:49.727000000</dc:date>
    <meta:document-statistic meta:table-count="0" meta:image-count="0" meta:object-count="0" meta:page-count="2" meta:paragraph-count="26" meta:word-count="622" meta:character-count="3618" meta:non-whitespace-character-count="3007"/>
    <meta:user-defined meta:name="Info 1"/>
    <meta:user-defined meta:name="Info 2"/>
    <meta:user-defined meta:name="Info 3"/>
    <meta:user-defined meta:name="Info 4"/>
  </office:meta>
</office:document-meta>
</file>